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2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4pt" fo:font-weight="bold" officeooo:rsid="000fb83d" officeooo:paragraph-rsid="00164d4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4pt" fo:font-weight="bold" officeooo:rsid="000fb83d" officeooo:paragraph-rsid="0019478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font-weight="bold" officeooo:rsid="000fb83d" officeooo:paragraph-rsid="001d754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64d49"/>
    </style:style>
    <style:style style:name="P10" style:family="paragraph" style:parent-style-name="Text_20_body">
      <style:paragraph-properties fo:text-align="justify" style:justify-single-word="false"/>
      <style:text-properties fo:color="#000000" fo:font-size="14pt" fo:font-weight="bold" officeooo:rsid="000fb83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1defe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color="#000000" fo:font-size="14pt" fo:font-weight="bold" officeooo:rsid="000fb83d" officeooo:paragraph-rsid="001e493f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000000" fo:font-size="14pt" fo:font-weight="bold" officeooo:rsid="001c53d1" officeooo:paragraph-rsid="001c53d1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Liberation Serif" fo:font-size="14pt" fo:font-weight="normal" officeooo:rsid="000fb83d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Liberation Serif" fo:font-size="14pt" fo:font-weight="normal" officeooo:rsid="001e493f" officeooo:paragraph-rsid="001ef55c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729fcf" style:font-name="Liberation Serif" fo:font-size="14pt" fo:font-weight="normal" officeooo:rsid="000fb83d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729fcf" style:font-name="Liberation Serif" fo:font-size="14pt" fo:font-weight="normal" officeooo:rsid="001e493f" officeooo:paragraph-rsid="001e493f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729fcf" style:font-name="Liberation Serif" fo:font-size="14pt" fo:font-weight="bold" officeooo:rsid="000fb83d" style:font-size-asian="14pt" style:font-weight-asian="bold" style:font-size-complex="14pt" style:font-weight-complex="bold"/>
    </style:style>
    <style:style style:name="T1" style:family="text"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0000" style:font-name="Liberation Serif" fo:font-size="14pt" fo:font-weight="normal" officeooo:rsid="000fb83d" style:font-size-asian="14pt" style:font-weight-asian="normal" style:font-size-complex="14pt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194781" style:font-weight-asian="normal" style:font-weight-complex="normal"/>
    </style:style>
    <style:style style:name="T6" style:family="text">
      <style:text-properties style:font-name="Liberation Serif" fo:font-weight="normal" officeooo:rsid="001cf84e" style:font-weight-asian="normal" style:font-weight-complex="normal"/>
    </style:style>
    <style:style style:name="T7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fo:color="#729fcf" style:font-name="Liberation Serif" fo:font-weight="normal" style:font-weight-asian="normal" style:font-weight-complex="normal"/>
    </style:style>
    <style:style style:name="T10" style:family="text">
      <style:text-properties fo:color="#729fcf" style:font-name="Liberation Serif" fo:font-weight="normal" officeooo:rsid="001cf84e" style:font-weight-asian="normal" style:font-weight-complex="normal"/>
    </style:style>
    <style:style style:name="T11" style:family="text">
      <style:text-properties fo:color="#729fcf" style:font-name="Liberation Serif" fo:font-weight="normal" officeooo:rsid="001defe1" style:font-weight-asian="normal" style:font-weight-complex="normal"/>
    </style:style>
    <style:style style:name="T12" style:family="text">
      <style:text-properties fo:color="#729fcf" style:font-name="Liberation Serif" fo:font-weight="normal" officeooo:rsid="001e493f" style:font-weight-asian="normal" style:font-weight-complex="normal"/>
    </style:style>
    <style:style style:name="T13" style:family="text">
      <style:text-properties fo:color="#729fcf" style:font-name="Liberation Serif" fo:font-size="14pt" fo:font-weight="normal" officeooo:rsid="000fb83d" style:font-size-asian="14pt" style:font-weight-asian="normal" style:font-size-complex="14pt" style:font-weight-complex="normal"/>
    </style:style>
    <style:style style:name="T14" style:family="text">
      <style:text-properties fo:color="#729fcf" style:font-name="Liberation Serif" fo:font-size="14pt" fo:font-weight="normal" officeooo:rsid="00164d49" style:font-name-asian="Noto Sans Mono CJK SC" style:font-size-asian="14pt" style:font-weight-asian="normal" style:font-name-complex="Liberation Mono" style:font-size-complex="14pt" style:font-weight-complex="normal"/>
    </style:style>
    <style:style style:name="T15" style:family="text">
      <style:text-properties fo:color="#729fcf" style:font-name="Liberation Serif" fo:font-size="14pt" fo:font-weight="normal" officeooo:rsid="0016638e" style:font-name-asian="Noto Sans Mono CJK SC" style:font-size-asian="14pt" style:font-weight-asian="normal" style:font-name-complex="Liberation Mono" style:font-size-complex="14pt" style:font-weight-complex="normal"/>
    </style:style>
    <style:style style:name="T16" style:family="text">
      <style:text-properties officeooo:rsid="001ef55c"/>
    </style:style>
    <style:style style:name="T17" style:family="text">
      <style:text-properties style:text-underline-style="solid" style:text-underline-width="auto" style:text-underline-color="font-color" officeooo:rsid="001ef5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7">Практическое задание</text:span></text:span></text:p>
      <text:p text:style-name="P4"><text:span text:style-name="Source_20_Text"><text:span text:style-name="T1"/></text:span></text:p>
      <text:p text:style-name="P5"><text:span text:style-name="Source_20_Text"><text:span text:style-name="T3">1. Потоки ввода/вывода.</text:span></text:span><text:span text:style-name="Source_20_Text"><text:span text:style-name="T4"> Создать файл, используя команду </text:span></text:span><text:span text:style-name="Source_20_Text"><text:span text:style-name="T3">echo</text:span></text:span><text:span text:style-name="Source_20_Text"><text:span text:style-name="T4"> . Используя команду </text:span></text:span><text:span text:style-name="Source_20_Text"><text:span text:style-name="T3">cat,</text:span></text:span><text:span text:style-name="Source_20_Text"><text:span text:style-name="T4"> прочитать содержимое каталога </text:span></text:span><text:span text:style-name="Source_20_Text"><text:span text:style-name="T3">etc</text:span></text:span><text:span text:style-name="Source_20_Text"><text:span text:style-name="T4">, ошибки перенаправить в отдельный файл.</text:span></text:span></text:p>
      <text:p text:style-name="P5"><text:span text:style-name="Source_20_Text"><text:span text:style-name="T4"/></text:span></text:p>
      <text:p text:style-name="P9"><text:span text:style-name="Source_20_Text"><text:span text:style-name="T2">ivan@ivan-ubuntu:~$ </text:span></text:span><text:span text:style-name="Source_20_Text"><text:span text:style-name="T14">echo "Практическое задание к уроку 4" &gt; Homework_</text:span></text:span><text:span text:style-name="Source_20_Text"><text:span text:style-name="T15">4</text:span></text:span><text:span text:style-name="Source_20_Text"><text:span text:style-name="T14">.txt</text:span></text:span></text:p>
      <text:p text:style-name="P6"><text:span text:style-name="Source_20_Text"><text:span text:style-name="T2">ivan@ivan-ubuntu:~$ </text:span></text:span><text:span text:style-name="Source_20_Text"><text:span text:style-name="T13">cat /etc/*</text:span></text:span></text:p>
      <text:p text:style-name="P5"><text:span text:style-name="Source_20_Text"><text:span text:style-name="T4">ivan@ivan-ubuntu:~$ </text:span></text:span><text:span text:style-name="Source_20_Text"><text:span text:style-name="T9">cat /etc/* 2&gt; errors.log</text:span></text:span></text:p>
      <text:p text:style-name="P5"><text:span text:style-name="Source_20_Text"><text:span text:style-name="T4">ivan@ivan-ubuntu:~$</text:span></text:span><text:span text:style-name="Source_20_Text"><text:span text:style-name="T9"> ls</text:span></text:span></text:p>
      <text:p text:style-name="P5"><text:span text:style-name="Source_20_Text"><text:span text:style-name="T9"><text:s/>errors.log <text:s text:c="6"/>lesson3.txt <text:s text:c="6"/>test.log <text:s text:c="3"/>Загрузки <text:s text:c="5"/>Общедоступные</text:span></text:span></text:p>
      <text:p text:style-name="P5"><text:span text:style-name="Source_20_Text"><text:span text:style-name="T9"><text:s/>Homework_4.txt <text:s text:c="2"/>PycharmProjects <text:s text:c="2"/>Видео <text:s text:c="6"/>Изображения <text:s/>'Рабочий стол'</text:span></text:span></text:p>
      <text:p text:style-name="P5"><text:span text:style-name="Source_20_Text"><text:span text:style-name="T9"><text:s/>lesson3_dir <text:s text:c="5"/>snap <text:s text:c="13"/>Документы <text:s text:c="2"/>Музыка <text:s text:c="7"/>Шаблоны</text:span></text:span></text:p>
      <text:p text:style-name="P5"><text:span text:style-name="Source_20_Text"><text:span text:style-name="T4">ivan@ivan-ubuntu:~$</text:span></text:span><text:span text:style-name="Source_20_Text"><text:span text:style-name="T9"> cat errors.log </text:span></text:span></text:p>
      <text:p text:style-name="P5"><text:span text:style-name="Source_20_Text"><text:span text:style-name="T9">cat: /etc/acpi: Это каталог</text:span></text:span></text:p>
      <text:p text:style-name="P5"><text:span text:style-name="Source_20_Text"><text:span text:style-name="T9">cat: /etc/alsa: Это каталог</text:span></text:span></text:p>
      <text:p text:style-name="P5"><text:span text:style-name="Source_20_Text"><text:span text:style-name="T9">cat: /etc/alternatives: Это каталог</text:span></text:span></text:p>
      <text:p text:style-name="P5"><text:span text:style-name="Source_20_Text"><text:span text:style-name="T9">…………………………………...</text:span></text:span></text:p>
      <text:p text:style-name="P5"><text:span text:style-name="Source_20_Text"><text:span text:style-name="T4"/></text:span></text:p>
      <text:p text:style-name="P5"><text:span text:style-name="Source_20_Text"><text:span text:style-name="T3">2. Конвейер (pipeline).</text:span></text:span><text:span text:style-name="Source_20_Text"><text:span text:style-name="T4"> Использовать команду </text:span></text:span><text:span text:style-name="Source_20_Text"><text:span text:style-name="T3">cut</text:span></text:span><text:span text:style-name="Source_20_Text"><text:span text:style-name="T4"> на вывод длинного списка каталога, чтобы отобразить только права доступа к файлам. Затем отправить в конвейере этот вывод на </text:span></text:span><text:span text:style-name="Source_20_Text"><text:span text:style-name="T3">sort </text:span></text:span><text:span text:style-name="Source_20_Text"><text:span text:style-name="T4">и </text:span></text:span><text:span text:style-name="Source_20_Text"><text:span text:style-name="T3">uniq</text:span></text:span><text:span text:style-name="Source_20_Text"><text:span text:style-name="T4">, чтобы отфильтровать все повторяющиеся строки.</text:span></text:span></text:p>
      <text:p text:style-name="P5"><text:span text:style-name="Source_20_Text"><text:span text:style-name="T4"/></text:span></text:p>
      <text:p text:style-name="P8"><text:span text:style-name="Source_20_Text"><text:span text:style-name="T4">ivan@ivan-ubuntu:~$ </text:span></text:span><text:span text:style-name="Source_20_Text"><text:span text:style-name="T9">ls -l | cut -b -11 | sort | uniq </text:span></text:span><text:span text:style-name="Source_20_Text"><text:span text:style-name="T10">| grep -v итого</text:span></text:span></text:p>
      <text:p text:style-name="P5"><text:span text:style-name="Source_20_Text"><text:span text:style-name="T9">drwxrwxr-x </text:span></text:span></text:p>
      <text:p text:style-name="P5"><text:span text:style-name="Source_20_Text"><text:span text:style-name="T9">drwxr-xr-x </text:span></text:span></text:p>
      <text:p text:style-name="P5"><text:span text:style-name="Source_20_Text"><text:span text:style-name="T9">-rw-rw-r-- </text:span></text:span></text:p>
      <text:p text:style-name="P5"><text:span text:style-name="Source_20_Text"><text:span text:style-name="T4"/></text:span></text:p>
      <text:p text:style-name="P7"><text:span text:style-name="Source_20_Text"><text:span text:style-name="T5">или вот так можно </text:span></text:span></text:p>
      <text:p text:style-name="P7"><text:span text:style-name="Source_20_Text"><text:span text:style-name="T5"/></text:span></text:p>
      <text:p text:style-name="P5"><text:span text:style-name="Source_20_Text"><text:span text:style-name="T4">ivan@ivan-ubuntu:~$ </text:span></text:span><text:span text:style-name="Source_20_Text"><text:span text:style-name="T9">ls -l | cut -d " " -f '1' | sort | uniq </text:span></text:span><text:span text:style-name="Source_20_Text"><text:span text:style-name="T10">| grep -v итого</text:span></text:span></text:p>
      <text:p text:style-name="P5"><text:span text:style-name="Source_20_Text"><text:span text:style-name="T9">drwxrwxr-x</text:span></text:span></text:p>
      <text:p text:style-name="P5"><text:span text:style-name="Source_20_Text"><text:span text:style-name="T9">drwxr-xr-x</text:span></text:span></text:p>
      <text:p text:style-name="P5"><text:span text:style-name="Source_20_Text"><text:span text:style-name="T9">-rw-rw-r--</text:span></text:span></text:p>
      <text:h text:style-name="P1" text:outline-level="3"><text:soft-page-break/><text:span text:style-name="T3">3. </text:span><text:span text:style-name="Strong_20_Emphasis"><text:span text:style-name="T8">Управление процессами.</text:span></text:span><text:span text:style-name="T4"> Изменить конфигурационный файл службы </text:span><text:span text:style-name="Source_20_Text"><text:span text:style-name="T3">SSH: /etc/ssh/sshd_config</text:span></text:span><text:span text:style-name="T4">, отключив аутентификацию по паролю </text:span><text:span text:style-name="Source_20_Text"><text:span text:style-name="T3">PasswordAuthentication no</text:span></text:span><text:span text:style-name="T4">. Выполните рестарт службы </text:span><text:span text:style-name="Source_20_Text"><text:span text:style-name="T3">systemctl restart sshd (service sshd restart)</text:span></text:span><text:span text:style-name="T4">, верните аутентификацию по паролю, выполните </text:span><text:span text:style-name="Source_20_Text"><text:span text:style-name="T3">reload</text:span></text:span><text:span text:style-name="T4"> службы </text:span><text:span text:style-name="Source_20_Text"><text:span text:style-name="T3">systemctl reload sshd (services sshd reload)</text:span></text:span><text:span text:style-name="T4">. В чём различие между действиями </text:span><text:span text:style-name="Source_20_Text"><text:span text:style-name="T3">restart</text:span></text:span><text:span text:style-name="T4"> и </text:span><text:span text:style-name="Source_20_Text"><text:span text:style-name="T3">reload</text:span></text:span><text:span text:style-name="T4">? Создайте файл при помощи команды </text:span><text:span text:style-name="Source_20_Text"><text:span text:style-name="T3">cat &gt; file_name</text:span></text:span><text:span text:style-name="T4">, напишите текст и завершите комбинацией </text:span><text:span text:style-name="Source_20_Text"><text:span text:style-name="T3">ctrl+d</text:span></text:span><text:span text:style-name="T4">. Какой сигнал передадим процессу?</text:span></text:h>
      <text:p text:style-name="P14"/>
      <text:p text:style-name="P10"><text:span text:style-name="T4">ivan@ivan-ubuntu:~$ </text:span><text:span text:style-name="T9">sudo vim /etc/ssh/sshd_config</text:span></text:p>
      <text:p text:style-name="P16"># To disable tunneled clear text passwords, change to no here!</text:p>
      <text:p text:style-name="P18">PasswordAuthentication no</text:p>
      <text:p text:style-name="P16">#PermitEmptyPasswords no</text:p>
      <text:p text:style-name="P16"># Change to yes to enable challenge-response passwords (beware issues with</text:p>
      <text:p text:style-name="P16"># some PAM modules and threads)</text:p>
      <text:p text:style-name="P16">ChallengeResponseAuthentication no</text:p>
      <text:p text:style-name="P10"><text:span text:style-name="T4">ivan@ivan-ubuntu:~$ </text:span><text:span text:style-name="T11">sudo </text:span><text:span text:style-name="T9">systemctl restart sshd</text:span></text:p>
      <text:p text:style-name="P11"><text:span text:style-name="T4">ivan@ivan-ubuntu:~$</text:span><text:span text:style-name="T9"> sudo vim /etc/ssh/sshd_config</text:span></text:p>
      <text:p text:style-name="P16"># Don't read the user's ~/.rhosts and ~/.shosts files</text:p>
      <text:p text:style-name="P16">#IgnoreRhosts yes</text:p>
      <text:p text:style-name="P16"># To disable tunneled clear text passwords, change to no here!</text:p>
      <text:p text:style-name="P18">#PasswordAuthentication yes</text:p>
      <text:p text:style-name="P16">#PermitEmptyPasswords no</text:p>
      <text:p text:style-name="P16"># Change to yes to enable challenge-response passwords (beware issues with</text:p>
      <text:p text:style-name="P16"># some PAM modules and threads)</text:p>
      <text:p text:style-name="P10"><text:span text:style-name="T4">ivan@ivan-ubuntu:~$ </text:span><text:span text:style-name="T11">sudo </text:span><text:span text:style-name="T9">systemctl reload sshd</text:span></text:p>
      <text:p text:style-name="P13"><text:span text:style-name="T4">При </text:span><text:span text:style-name="T6">restart</text:span><text:span text:style-name="T4"> меняется идентификатор процесса, по сути новый процесс. А при reload идентификатор не меняется.</text:span></text:p>
      <text:p text:style-name="P12"><text:span text:style-name="T4">ivan@ivan-ubuntu:~$ </text:span><text:span text:style-name="T12">cat &gt; test.txt</text:span></text:p>
      <text:p text:style-name="P17">test1</text:p>
      <text:p text:style-name="P17">test2</text:p>
      <text:p text:style-name="P17"><text:soft-page-break/>test3</text:p>
      <text:p text:style-name="P15">Ctrl + D <text:s/>- <text:span text:style-name="T16">макрос, который передает процессу информацию о том, что закончился ввод данных. </text:span><text:span text:style-name="T17">(Дописал уже это задание после разбора ДЗ на уроке. Так не совсем понял вопрос)</text:span></text:p>
      <text:p text:style-name="P5"><text:span text:style-name="Source_20_Text"><text:span text:style-name="T4"/></text:span></text:p>
      <text:h text:style-name="P2" text:outline-level="3"><text:span text:style-name="Source_20_Text"><text:span text:style-name="T4">4. </text:span></text:span><text:span text:style-name="Source_20_Text"><text:span text:style-name="Strong_20_Emphasis"><text:span text:style-name="T3">Сигналы процессам.</text:span></text:span></text:span><text:span text:style-name="Source_20_Text"><text:span text:style-name="T4"> Запустите </text:span></text:span><text:span text:style-name="Source_20_Text"><text:span text:style-name="T3">mc</text:span></text:span><text:span text:style-name="Source_20_Text"><text:span text:style-name="T4">. Используя </text:span></text:span><text:span text:style-name="Source_20_Text"><text:span text:style-name="T3">ps</text:span></text:span><text:span text:style-name="Source_20_Text"><text:span text:style-name="T4">, найдите PID процесса, завершите процесс, передав ему сигнал 9.</text:span></text:span></text:h>
      <text:p text:style-name="P3"><text:span text:style-name="Source_20_Text"><text:span text:style-name="T4"/></text:span></text:p>
      <text:p text:style-name="P3"><text:span text:style-name="Source_20_Text"><text:span text:style-name="T4">ivan@ivan-ubuntu:~$</text:span></text:span><text:span text:style-name="Source_20_Text"><text:span text:style-name="T9"> ps -d</text:span></text:span></text:p>
      <text:p text:style-name="P3"><text:span text:style-name="Source_20_Text"><text:span text:style-name="T9"><text:s text:c="4"/>PID TTY <text:s text:c="9"/>TIME CMD</text:span></text:span></text:p>
      <text:p text:style-name="P3"><text:span text:style-name="Source_20_Text"><text:span text:style-name="T9"><text:s text:c="6"/>2 ? <text:s text:c="7"/>00:00:00 kthreadd</text:span></text:span></text:p>
      <text:p text:style-name="P3"><text:span text:style-name="Source_20_Text"><text:span text:style-name="T9"><text:s text:c="6"/>3 ? <text:s text:c="7"/>00:00:00 rcu_gp</text:span></text:span></text:p>
      <text:p text:style-name="P3"><text:span text:style-name="Source_20_Text"><text:span text:style-name="T9">……………………………………………..</text:span></text:span></text:p>
      <text:p text:style-name="P3"><text:span text:style-name="Source_20_Text"><text:span text:style-name="T9"><text:s text:c="2"/>20448 ? <text:s text:c="7"/>00:00:00 kworker/1:2-events</text:span></text:span></text:p>
      <text:p text:style-name="P3"><text:span text:style-name="Source_20_Text"><text:span text:style-name="T9"><text:s text:c="2"/>20449 ? <text:s text:c="7"/>00:00:00 kworker/2:0-events</text:span></text:span></text:p>
      <text:p text:style-name="P3"><text:span text:style-name="Source_20_Text"><text:span text:style-name="T9"><text:s text:c="2"/>20491 pts/0 <text:s text:c="3"/>00:00:00 mc</text:span></text:span></text:p>
      <text:p text:style-name="P3"><text:span text:style-name="Source_20_Text"><text:span text:style-name="T9"><text:s text:c="2"/>20500 ? <text:s text:c="7"/>00:00:00 kworker/u32:2-phy0</text:span></text:span></text:p>
      <text:p text:style-name="P3"><text:span text:style-name="Source_20_Text"><text:span text:style-name="T9"><text:s text:c="2"/>20559 ? <text:s text:c="7"/>00:00:00 kworker/u32:3</text:span></text:span></text:p>
      <text:p text:style-name="P3"><text:span text:style-name="Source_20_Text"><text:span text:style-name="T9"><text:s text:c="2"/>20578 pts/1 <text:s text:c="3"/>00:00:00 ps</text:span></text:span></text:p>
      <text:p text:style-name="P3"><text:span text:style-name="Source_20_Text"><text:span text:style-name="T4">ivan@ivan-ubuntu:~$ </text:span></text:span><text:span text:style-name="Source_20_Text"><text:span text:style-name="T9">kill -9 20491</text:span></text:span></text:p>
      <text:p text:style-name="P3"><text:span text:style-name="Source_20_Text"><text:span text:style-name="T9">Убито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5:37:16.484766907</meta:creation-date>
    <meta:editing-duration>PT53M9S</meta:editing-duration>
    <meta:editing-cycles>7</meta:editing-cycles>
    <meta:generator>LibreOffice/6.4.6.2$Linux_X86_64 LibreOffice_project/40$Build-2</meta:generator>
    <dc:date>2020-11-26T10:48:01.500165718</dc:date>
    <meta:document-statistic meta:table-count="0" meta:image-count="0" meta:object-count="0" meta:page-count="3" meta:paragraph-count="62" meta:word-count="420" meta:character-count="3243" meta:non-whitespace-character-count="2733"/>
  </office:meta>
</office:document-meta>
</file>